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b274" draw:fill-color="#00b274" draw:opacity="70%" draw:textarea-horizontal-align="justify" draw:textarea-vertical-align="middle" draw:auto-grow-height="false" fo:min-height="4.276cm" fo:min-width="4.026cm"/>
    </style:style>
    <style:style style:name="gr2" style:family="graphic" style:parent-style-name="standard">
      <style:graphic-properties svg:stroke-color="#fff450" draw:fill-color="#fff450" draw:opacity="70%" draw:textarea-horizontal-align="justify" draw:textarea-vertical-align="middle" draw:auto-grow-height="false" fo:min-height="4.276cm" fo:min-width="4.026cm"/>
    </style:style>
    <style:style style:name="gr3" style:family="graphic" style:parent-style-name="standard">
      <style:graphic-properties svg:stroke-color="#fdb94d" draw:fill-color="#fdb94d" draw:opacity="70%" draw:textarea-horizontal-align="justify" draw:textarea-vertical-align="middle" draw:auto-grow-height="false" fo:min-height="4.276cm" fo:min-width="4.026cm"/>
    </style:style>
    <style:style style:name="gr4" style:family="graphic" style:parent-style-name="standard">
      <style:graphic-properties svg:stroke-color="#aa55a1" draw:fill-color="#aa55a1" draw:opacity="70%" draw:textarea-horizontal-align="justify" draw:textarea-vertical-align="middle" draw:auto-grow-height="false" fo:min-height="4.276cm" fo:min-width="4.026cm"/>
    </style:style>
    <style:style style:name="gr5" style:family="graphic" style:parent-style-name="standard">
      <style:graphic-properties svg:stroke-color="#5e8ac7" draw:fill-color="#5e8ac7" draw:opacity="70%" draw:textarea-horizontal-align="justify" draw:textarea-vertical-align="middle" draw:auto-grow-height="false" fo:min-height="4.276cm" fo:min-width="4.026cm"/>
    </style:style>
    <style:style style:name="gr6" style:family="graphic" style:parent-style-name="standard">
      <style:graphic-properties svg:stroke-color="#87d1d1" draw:fill="solid" draw:fill-color="#87d1d1" draw:opacity="70%" draw:textarea-horizontal-align="justify" draw:textarea-vertical-align="middle" draw:auto-grow-height="false" fo:min-height="4.276cm" fo:min-width="4.026cm"/>
    </style:style>
    <style:style style:name="gr7" style:family="graphic" style:parent-style-name="standard">
      <style:graphic-properties svg:stroke-color="#eeeeee" draw:fill-color="#eeeeee" draw:opacity="70%" draw:textarea-horizontal-align="justify" draw:textarea-vertical-align="middle" draw:auto-grow-height="false" fo:min-height="4.276cm" fo:min-width="4.026cm"/>
    </style:style>
    <style:style style:name="P1" style:family="paragraph">
      <style:paragraph-properties fo:text-align="center"/>
    </style:style>
    <style:style style:name="P2" style:family="paragraph">
      <loext:graphic-properties draw:fill-color="#00b274" draw:opacity="70%"/>
      <style:paragraph-properties fo:text-align="center"/>
    </style:style>
    <style:style style:name="P3" style:family="paragraph">
      <loext:graphic-properties draw:fill-color="#fff450" draw:opacity="70%"/>
      <style:paragraph-properties fo:text-align="center"/>
    </style:style>
    <style:style style:name="P4" style:family="paragraph">
      <loext:graphic-properties draw:fill-color="#fdb94d" draw:opacity="70%"/>
      <style:paragraph-properties fo:text-align="center"/>
    </style:style>
    <style:style style:name="P5" style:family="paragraph">
      <loext:graphic-properties draw:fill-color="#aa55a1" draw:opacity="70%"/>
      <style:paragraph-properties fo:text-align="center"/>
    </style:style>
    <style:style style:name="P6" style:family="paragraph">
      <loext:graphic-properties draw:fill-color="#5e8ac7" draw:opacity="70%"/>
      <style:paragraph-properties fo:text-align="center"/>
    </style:style>
    <style:style style:name="P7" style:family="paragraph">
      <loext:graphic-properties draw:fill="solid" draw:fill-color="#87d1d1" draw:opacity="70%"/>
      <style:paragraph-properties fo:text-align="center"/>
    </style:style>
    <style:style style:name="P8" style:family="paragraph">
      <loext:graphic-properties draw:fill-color="#eeeeee" draw:opacity="70%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4cm" svg:height="6.4cm" svg:x="6.5cm" svg:y="1.2cm">
          <text:p text:style-name="P1"><text:span text:style-name="T1">Physics</text:span></text:p>
          <text:p text:style-name="P1"><text:span text:style-name="T1">Mathematics</text:span></text:p>
          <text:p text:style-name="P1"><text:span text:style-name="T2">models for</text:span></text:p>
          <text:p text:style-name="P1"><text:span text:style-name="T2">pedestrian f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cm" svg:height="6.4cm" svg:x="11.85cm" svg:y="4.35cm">
          <text:p text:style-name="P1"><text:span text:style-name="T1">Biology</text:span></text:p>
          <text:p text:style-name="P1"><text:span text:style-name="T2">physiological</text:span></text:p>
          <text:p text:style-name="P1"><text:span text:style-name="T2">asp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cm" svg:height="6.4cm" svg:x="11.85cm" svg:y="10.45cm">
          <text:p text:style-name="P1"><text:span text:style-name="T1">Sociology</text:span></text:p>
          <text:p text:style-name="P1"><text:span text:style-name="T2">cultural and</text:span></text:p>
          <text:p text:style-name="P1"><text:span text:style-name="T2">social aspec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cm" svg:height="6.4cm" svg:x="6.5cm" svg:y="13.5cm">
          <text:p text:style-name="P1"><text:span text:style-name="T1">Psychology</text:span></text:p>
          <text:p text:style-name="P1"><text:span text:style-name="T2">thoughts, feelings</text:span></text:p>
          <text:p text:style-name="P1"><text:span text:style-name="T2">behavior, crowds</text:span></text:p>
          <text:p text:style-name="P1"><text:span text:style-name="T2">and interaction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cm" svg:height="6.4cm" svg:x="1.15cm" svg:y="10.45cm">
          <text:p text:style-name="P1"><text:span text:style-name="T1">Urban Planning</text:span></text:p>
          <text:p text:style-name="P1"><text:span text:style-name="T2">planning</text:span></text:p>
          <text:p text:style-name="P1"><text:span text:style-name="T2">construction</text:span></text:p>
          <text:p text:style-name="P1"><text:span text:style-name="T2">safety</text:span></text:p>
          <text:p text:style-name="P1"><text:span text:style-name="T2">event manag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6.4cm" svg:height="6.4cm" svg:x="1.15cm" svg:y="4.35cm">
          <text:p text:style-name="P1"><text:span text:style-name="T1">Computer Science</text:span></text:p>
          <text:p text:style-name="P1"><text:span text:style-name="T2">simulation</text:span></text:p>
          <text:p text:style-name="P1"><text:span text:style-name="T2">visualiz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6.4cm" svg:height="6.4cm" svg:x="6.5cm" svg:y="7.3cm">
          <text:p text:style-name="P1"><text:span text:style-name="T1">Pedestrian</text:span></text:p>
          <text:p text:style-name="P1"><text:span text:style-name="T1">Dynam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20-05-07T09:15:38.690146775</meta:creation-date>
    <dc:date>2020-05-15T09:57:54.702188414</dc:date>
    <dc:creator>Benedikt Kleinmeier</dc:creator>
    <meta:editing-duration>PT9M45S</meta:editing-duration>
    <meta:editing-cycles>3</meta:editing-cycles>
    <meta:generator>LibreOffice/6.0.7.3$Linux_X86_64 LibreOffice_project/00m0$Build-3</meta:generator>
    <meta:document-statistic meta:object-count="7"/>
  </office:meta>
</office:document-meta>
</file>